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f69b" officeooo:paragraph-rsid="001bf69b"/>
    </style:style>
    <style:style style:name="P2" style:family="paragraph" style:parent-style-name="Standard">
      <style:paragraph-properties fo:text-align="justify" style:justify-single-word="false"/>
      <style:text-properties officeooo:rsid="001bf69b" officeooo:paragraph-rsid="001bf69b"/>
    </style:style>
    <style:style style:name="P3" style:family="paragraph" style:parent-style-name="Standard">
      <style:paragraph-properties fo:text-align="justify" style:justify-single-word="false"/>
      <style:text-properties officeooo:rsid="001c826b" officeooo:paragraph-rsid="001c826b"/>
    </style:style>
    <style:style style:name="P4" style:family="paragraph" style:parent-style-name="Standard">
      <style:paragraph-properties fo:text-align="justify" style:justify-single-word="false"/>
      <style:text-properties officeooo:rsid="001e14b3" officeooo:paragraph-rsid="001e14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</text:p>
      <text:p text:style-name="P1"/>
      <text:p text:style-name="P2">Logiciel qui marche bien</text:p>
      <text:p text:style-name="P2">Respecter les délais</text:p>
      <text:p text:style-name="P2">Bien programmer</text:p>
      <text:p text:style-name="P1"/>
      <text:p text:style-name="P2">Soutenance avant et pendant semaine d'exam.</text:p>
      <text:p text:style-name="P2"/>
      <text:p text:style-name="P2">Mini-soutenance à mi-parcours (février)</text:p>
      <text:p text:style-name="P2"/>
      <text:p text:style-name="P2">Communication par e-mail : Anthony Perez et Ioan Todinca</text:p>
      <text:p text:style-name="P2"><text:tab/>sujet : [Projet L3]</text:p>
      <text:p text:style-name="P2"><text:tab/>signature : Groupe XX</text:p>
      <text:p text:style-name="P2"/>
      <text:p text:style-name="P3">Serveur SVN pour rendu du projet</text:p>
      <text:p text:style-name="P4">Attention Plagiat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08:37:27.067000000</meta:creation-date>
    <dc:date>2018-01-08T09:25:42.523000000</dc:date>
    <meta:editing-duration>PT17M54S</meta:editing-duration>
    <meta:editing-cycles>3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11" meta:word-count="45" meta:character-count="295" meta:non-whitespace-character-count="258"/>
  </office:meta>
</office:document-meta>
</file>